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tab/><text:tab/><text:tab/><text:tab/><text:tab/><text:span text:style-name="T1">CSL Parser Component</text:span></text:p>
      <text:p text:style-name="Standard"/>
      <text:p text:style-name="Standard"/>
      <text:p text:style-name="Standard"/>
      <text:p text:style-name="Standard"/>
      <text:p text:style-name="Standard">This component of CSLC verifies that the source code is syntactically correct <text:s/>and transforms the csl source code into C++ function calls.</text:p>
      <text:p text:style-name="Standard"/>
      <text:p text:style-name="P1">The Lexer</text:p>
      <text:p text:style-name="Standard"/>
      <text:p text:style-name="Standard"><text:s text:c="2"/>The Lexer received a stream of chars and transforms every character into a token.</text:p>
      <text:p text:style-name="Standard"><text:s/>The CSL Lexer is divided into two main parts : the tokens and the rules. The tokens are the reserved words of CSL language. Rules are combinations of tokens used for simplificating things in the Lexer, as well as in the Parser and in the Walker. Rules can be composed to create more complex rules.</text:p>
      <text:p text:style-name="Standard"><text:s/>Lexer rules are divided into two categories:</text:p>
      <text:list text:style-name="L1">
        <text:list-item>
          <text:p text:style-name="P2">protected</text:p>
        </text:list-item>
        <text:list-item>
          <text:p text:style-name="P2">unprotected (usual rules)</text:p>
        </text:list-item>
      </text:list>
      <text:p text:style-name="Standard"><text:s text:c="2"/>The protected rules are only visible in the lexer, while the unprotected rules are visible in the Lexer, Parser and Walker. The Lexer contains rules that can match only one character, a character from a set of characters or any combination of characters.</text:p>
      <text:p text:style-name="Standard"><text:s text:c="2"/>The Lexer constructs a stream of tokens that are easy to use by the parser.</text:p>
      <text:p text:style-name="Standard"/>
      <text:p text:style-name="Standard"/>
      <text:p text:style-name="P1">The Parser</text:p>
      <text:p text:style-name="Standard"/>
      <text:p text:style-name="Standard"><text:s text:c="2"/>The Parser receives a stream of tokens from the Lexer and transforms it in the AST(Abstract Syntax Tree).</text:p>
      <text:p text:style-name="Standard"><text:s/>The Parser is Divided into two parts:</text:p>
      <text:list text:style-name="L2">
        <text:list-item>
          <text:p text:style-name="P4">the C++ part (at the beginning of the file – mostly for checks)</text:p>
        </text:list-item>
        <text:list-item>
          <text:p text:style-name="P4">the ANTLR part (the rules that build the AST)</text:p>
        </text:list-item>
      </text:list>
      <text:p text:style-name="Standard"><text:s/>In the ANTLR part, the most important rules are :</text:p>
      <text:list text:style-name="L3">
        <text:list-item>
          <text:p text:style-name="P6">csl_declaration (the starting rule of any declaration)</text:p>
        </text:list-item>
        <text:list-item>
          <text:p text:style-name="P6">csl_command (the starting rule of any command – with the exception of get() commands)</text:p>
        </text:list-item>
        <text:list-item>
          <text:p text:style-name="P6">expression (the starting rule of any expression – that requires evaluation- ; this contains the get() commands)</text:p>
        </text:list-item>
      </text:list>
      <text:p text:style-name="Standard"><text:s/>The C++ part consists of :</text:p>
      <text:list text:style-name="L4">
        <text:list-item>
          <text:p text:style-name="P9">the symTree helping functions</text:p>
        </text:list-item>
        <text:list-item>
          <text:p text:style-name="P9">the filename and line number helping functions</text:p>
        </text:list-item>
        <text:list-item>
          <text:p text:style-name="P9">the literal helping functions</text:p>
        </text:list-item>
      </text:list>
      <text:p text:style-name="Standard"><text:s text:c="2"/>The Parser constructs the the AST (Abstract Syntax Tree) that is easy to use by the Walker.</text:p>
      <text:p text:style-name="Standard"/>
      <text:p text:style-name="P1">The Walker</text:p>
      <text:p text:style-name="Standard"/>
      <text:p text:style-name="Standard"><text:s text:c="2"/>The Walker is the part of the CSL Parser component that starts the C++ flow of CSLC. By matching AST subtrees, the Walker can determine what C++ component to call.</text:p>
      <text:p text:style-name="Standard"><text:s/>The Walker calls functions from three C++ components :</text:p>
      <text:list text:style-name="L5">
        <text:list-item>
          <text:p text:style-name="P12">cslom_cmd</text:p>
        </text:list-item>
        <text:list-item>
          <text:p text:style-name="P12">cslom</text:p>
        </text:list-item>
        <text:list-item>
          <text:p text:style-name="P12">autorouter</text:p>
        </text:list-item>
      </text:list>
      <text:p text:style-name="Standard"><text:s/>The Walker is the easiest part of CSL Parser component to understand, modify and maintain due to the fact that it doesnt have to build anything (as opposed to the parser), and only has to match tokens and call C++ functions.</text:p>
      <text:p text:style-name="Standard"/>
      <text:p text:style-name="Standard"><text:s text:c="2"/>For a more in depth understanding of the CSL Parser component please refer to the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Free Free</meta:initial-creator>
    <meta:creation-date>2008-09-19T13:08:28</meta:creation-date>
    <dc:creator>Free Free</dc:creator>
    <dc:date>2008-09-23T16:33:45</dc:date>
    <dc:language>en-US</dc:language>
    <meta:editing-cycles>2</meta:editing-cycles>
    <meta:editing-duration>PT8M16S</meta:editing-duration>
    <meta:user-defined meta:name="Info 1"/>
    <meta:user-defined meta:name="Info 2"/>
    <meta:user-defined meta:name="Info 3"/>
    <meta:user-defined meta:name="Info 4"/>
    <meta:document-statistic meta:table-count="0" meta:image-count="0" meta:object-count="0" meta:page-count="2" meta:paragraph-count="32" meta:word-count="398" meta:character-count="2327"/>
  </office:meta>
</office:document-meta>
</file>